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018f3b"/>
    </style:style>
    <style:style style:name="P2" style:family="paragraph" style:parent-style-name="Text_20_body">
      <style:paragraph-properties fo:text-align="center" style:justify-single-word="false"/>
      <style:text-properties officeooo:paragraph-rsid="0003158d"/>
    </style:style>
    <style:style style:name="P3" style:family="paragraph" style:parent-style-name="Text_20_body">
      <style:text-properties officeooo:rsid="00083f6c" officeooo:paragraph-rsid="00083f6c"/>
    </style:style>
    <style:style style:name="P4" style:family="paragraph" style:parent-style-name="Text_20_body">
      <style:paragraph-properties fo:text-align="start" style:justify-single-word="false"/>
      <style:text-properties officeooo:paragraph-rsid="0003158d"/>
    </style:style>
    <style:style style:name="P5" style:family="paragraph" style:parent-style-name="Heading_20_1">
      <style:paragraph-properties fo:text-align="center" style:justify-single-word="false"/>
      <style:text-properties officeooo:rsid="0003158d" officeooo:paragraph-rsid="0003158d"/>
    </style:style>
    <style:style style:name="P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03e842" officeooo:paragraph-rsid="0003e842"/>
    </style:style>
    <style:style style:name="P7" style:family="paragraph" style:parent-style-name="Text_20_body">
      <style:paragraph-properties fo:text-align="start" style:justify-single-word="false"/>
      <style:text-properties style:text-underline-style="none" officeooo:rsid="001c2b5c" officeooo:paragraph-rsid="001c2b5c"/>
    </style:style>
    <style:style style:name="P8" style:family="paragraph" style:parent-style-name="Text_20_body">
      <style:paragraph-properties fo:text-align="start" style:justify-single-word="false"/>
      <style:text-properties style:text-underline-style="none" officeooo:rsid="001c2b5c" officeooo:paragraph-rsid="001e518e"/>
    </style:style>
    <style:style style:name="P9" style:family="paragraph" style:parent-style-name="Text_20_body">
      <style:paragraph-properties fo:text-align="start" style:justify-single-word="false"/>
      <style:text-properties style:text-underline-style="none" officeooo:rsid="001e518e" officeooo:paragraph-rsid="001e9319"/>
    </style:style>
    <style:style style:name="P10" style:family="paragraph" style:parent-style-name="Text_20_body">
      <style:paragraph-properties fo:text-align="start" style:justify-single-word="false"/>
      <style:text-properties officeooo:paragraph-rsid="001e9319"/>
    </style:style>
    <style:style style:name="T1" style:family="text">
      <style:text-properties fo:font-weight="bold" officeooo:rsid="00018f3b" style:font-weight-asian="bold" style:font-weight-complex="bold"/>
    </style:style>
    <style:style style:name="T2" style:family="text">
      <style:text-properties fo:font-weight="bold" officeooo:rsid="001a49d7" style:font-weight-asian="bold" style:font-weight-complex="bold"/>
    </style:style>
    <style:style style:name="T3" style:family="text">
      <style:text-properties officeooo:rsid="0009125e"/>
    </style:style>
    <style:style style:name="T4" style:family="text">
      <style:text-properties officeooo:rsid="001a5886"/>
    </style:style>
    <style:style style:name="T5" style:family="text">
      <style:text-properties officeooo:rsid="001c5b2a"/>
    </style:style>
    <style:style style:name="T6" style:family="text">
      <style:text-properties officeooo:rsid="001e9319"/>
    </style:style>
    <style:style style:name="T7" style:family="text">
      <style:text-properties officeooo:rsid="00216d57"/>
    </style:style>
    <style:style style:name="T8" style:family="text">
      <style:text-properties style:text-underline-style="none" officeooo:rsid="001e518e"/>
    </style:style>
    <style:style style:name="T9" style:family="text">
      <style:text-properties style:text-underline-style="none" officeooo:rsid="00216d57"/>
    </style:style>
    <style:style style:name="T10" style:family="text">
      <style:text-properties style:text-underline-style="none" officeooo:rsid="001e9319"/>
    </style:style>
    <style:style style:name="T11" style:family="text">
      <style:text-properties style:text-underline-style="none" officeooo:rsid="00221026"/>
    </style:style>
    <style:style style:name="T12" style:family="text">
      <style:text-properties style:text-underline-style="none" officeooo:rsid="0022480b"/>
    </style:style>
    <style:style style:name="T13" style:family="text">
      <style:text-properties officeooo:rsid="002248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 : ………………….<text:tab/><text:tab/><text:tab/><text:tab/><text:tab/><text:span text:style-name="T3">Classe : ………………...</text:span></text:p>
      <text:p text:style-name="P3">Prénom : ………………….</text:p>
      <text:h text:style-name="P5" text:outline-level="1">Évaluation</text:h>
      <text:p text:style-name="P4"/>
      <text:p text:style-name="P2"/>
      <text:p text:style-name="P6"><text:bookmark-start text:name="__DdeLink__28_606334335"/>Exercice 1 :<text:bookmark-end text:name="__DdeLink__28_606334335"/> <text:span text:style-name="T4">Le cours.</text:span></text:p>
      <text:p text:style-name="P8">1) Quelles sont les deux principaux gaz dans l’atmosphère ?</text:p>
      <text:p text:style-name="P8"><text:s/>…………………………………………………………………………………………………………</text:p>
      <text:p text:style-name="P7">2) <text:span text:style-name="T5">Quel gaz compose 79 % de l’air ? Quel gaz compose 20 % de l’air ?</text:span></text:p>
      <text:p text:style-name="P7"/>
      <text:p text:style-name="P7">…………………………………………………………………………………………………………</text:p>
      <text:p text:style-name="P10"><text:span text:style-name="T8">3) </text:span><text:span text:style-name="T9">Quel volume </text:span><text:span text:style-name="T11">(</text:span><text:span text:style-name="T9">en</text:span><text:span text:style-name="T10"> Litre</text:span><text:span text:style-name="T11">)</text:span><text:span text:style-name="T10"> du gaz présent à 20 % </text:span><text:span text:style-name="T12">dans l’atmosphère est</text:span><text:span text:style-name="T10"> présent dans 0,75 Litre d’air ?</text:span></text:p>
      <text:p text:style-name="P9"><text:span text:style-name="T6">…………………………………………………………………………………………………………..………………………………………………………………………………………………………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018f3b"/>
    </style:style>
    <style:style style:name="MT1" style:family="text">
      <style:text-properties fo:font-weight="bold" officeooo:rsid="00018f3b" style:font-weight-asian="bold" style:font-weight-complex="bold"/>
    </style:style>
    <style:style style:name="MT2" style:family="text">
      <style:text-properties fo:font-weight="bold" officeooo:rsid="001a49d7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</text:span><text:span text:style-name="MT2">2</text:span><text:span text:style-name="MT1">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27T01:19:49.580358623</dc:date>
    <meta:editing-duration>PT40M35S</meta:editing-duration>
    <meta:editing-cycles>30</meta:editing-cycles>
    <meta:generator>LibreOffice/7.0.2.2$Linux_X86_64 LibreOffice_project/00$Build-2</meta:generator>
    <meta:document-statistic meta:table-count="0" meta:image-count="0" meta:object-count="0" meta:page-count="1" meta:paragraph-count="11" meta:word-count="69" meta:character-count="504" meta:non-whitespace-character-count="440"/>
  </office:meta>
</office:document-meta>
</file>